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4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71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aecf00" fo:border="0.06pt solid #000000"/>
    </style:style>
    <style:style style:name="ce16" style:family="table-cell" style:parent-style-name="Default">
      <style:table-cell-properties fo:background-color="#df8c91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e98e" fo:border="0.06pt solid #000000"/>
    </style:style>
    <style:style style:name="ce18" style:family="table-cell" style:parent-style-name="Default">
      <style:table-cell-properties fo:background-color="#e9fe7a" fo:border="0.06pt solid #000000"/>
    </style:style>
    <style:style style:name="ce19" style:family="table-cell" style:parent-style-name="Default">
      <style:table-cell-properties fo:background-color="#c5000b" fo:border="0.06pt solid #000000" style:vertical-align="middl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FreeSans" style:font-name-asian="AR PL KaitiM GB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FreeSans" style:language-complex="hi" style:country-complex="IN" style:font-name-asian="AR PL KaitiM GB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Configuration</text:p>
          </table:table-cell>
          <table:covered-table-cell table:style-name="ce1"/>
          <table:table-cell table:style-name="ce16" office:value-type="string" calcext:value-type="string" table:number-columns-spanned="1" table:number-rows-spanned="2">
            <text:p><text:span text:style-name="T1">Redis GET</text:span></text:p>
            <text:p><text:span text:style-name="T2">Throughput</text:span></text:p>
            <text:p><text:span text:style-name="T1">(Kreq/s)</text:span></text:p>
            <text:p><text:span text:style-name="T2">(edit this with</text:span></text:p>
            <text:p><text:span text:style-name="T3">new data)</text:span></text:p>
          </table:table-cell>
          <table:table-cell table:style-name="ce1" office:value-type="string" calcext:value-type="string" table:number-columns-spanned="2" table:number-rows-spanned="1">
            <text:p>Hex color code</text:p>
          </table:table-cell>
          <table:covered-table-cell table:style-name="ce19"/>
          <table:table-cell table:number-columns-repeated="11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graphviz</text:p>
          </table:table-cell>
          <table:table-cell table:number-columns-repeated="11"/>
        </table:table-row>
        <table:table-row table:style-name="ro3">
          <table:table-cell table:style-name="ce2" office:value-type="string" calcext:value-type="string" table:number-columns-spanned="1" table:number-rows-spanned="16">
            <text:p>Everything in</text:p>
            <text:p>a single</text:p>
            <text:p>Compartment</text:p>
          </table:table-cell>
          <table:table-cell office:value-type="string" calcext:value-type="string">
            <text:p>R1 N1 S1 L1</text:p>
          </table:table-cell>
          <table:table-cell office:value-type="float" office:value="1209.7" calcext:value-type="float">
            <text:p>1209.7</text:p>
          </table:table-cell>
          <table:table-cell table:formula="of:=DEC2HEX(INT(ABS(255-((([.C3]-MIN([.$C$3:.$C$82]))*255)/(MAX([.$C$3:.$C$82]) - MIN([.$C$3:.$C$82]))))))" office:value-type="string" office:string-value="0" calcext:value-type="string">
            <text:p>0</text:p>
          </table:table-cell>
          <table:table-cell table:formula="of:=COM.MICROSOFT.CONCAT(LOWER([.D3]); LOWER([.D3]); LOWER([.D3]))" office:value-type="string" office:string-value="000" calcext:value-type="string">
            <text:p>000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 S1 L1</text:p>
          </table:table-cell>
          <table:table-cell office:value-type="float" office:value="613.5" calcext:value-type="float">
            <text:p>613.5</text:p>
          </table:table-cell>
          <table:table-cell table:formula="of:=DEC2HEX(INT(ABS(255-((([.C4]-MIN([.$C$3:.$C$82]))*255)/(MAX([.$C$3:.$C$82]) - MIN([.$C$3:.$C$82]))))))" office:value-type="string" office:string-value="A0" calcext:value-type="string">
            <text:p>A0</text:p>
          </table:table-cell>
          <table:table-cell table:formula="of:=COM.MICROSOFT.CONCAT(LOWER([.D4]); LOWER([.D4]); LOWER([.D4]))" office:value-type="string" office:string-value="a0a0a0" calcext:value-type="string">
            <text:p>a0a0a0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H S1 L1</text:p>
          </table:table-cell>
          <table:table-cell office:value-type="float" office:value="439.9" calcext:value-type="float">
            <text:p>439.9</text:p>
          </table:table-cell>
          <table:table-cell table:formula="of:=DEC2HEX(INT(ABS(255-((([.C5]-MIN([.$C$3:.$C$82]))*255)/(MAX([.$C$3:.$C$82]) - MIN([.$C$3:.$C$82]))))))" office:value-type="string" office:string-value="CF" calcext:value-type="string">
            <text:p>CF</text:p>
          </table:table-cell>
          <table:table-cell table:formula="of:=COM.MICROSOFT.CONCAT(LOWER([.D5]); LOWER([.D5]); LOWER([.D5]))" office:value-type="string" office:string-value="cfcfcf" calcext:value-type="string">
            <text:p>cfcfcf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 S1H L1</text:p>
          </table:table-cell>
          <table:table-cell office:value-type="float" office:value="926" calcext:value-type="float">
            <text:p>926</text:p>
          </table:table-cell>
          <table:table-cell table:formula="of:=DEC2HEX(INT(ABS(255-((([.C6]-MIN([.$C$3:.$C$82]))*255)/(MAX([.$C$3:.$C$82]) - MIN([.$C$3:.$C$82]))))))" office:value-type="string" office:string-value="4C" calcext:value-type="string">
            <text:p>4C</text:p>
          </table:table-cell>
          <table:table-cell table:formula="of:=COM.MICROSOFT.CONCAT(LOWER([.D6]); LOWER([.D6]); LOWER([.D6]))" office:value-type="string" office:string-value="4c4c4c" calcext:value-type="string">
            <text:p>4c4c4c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 S1 L1H</text:p>
          </table:table-cell>
          <table:table-cell office:value-type="float" office:value="825.6" calcext:value-type="float">
            <text:p>825.6</text:p>
          </table:table-cell>
          <table:table-cell table:formula="of:=DEC2HEX(INT(ABS(255-((([.C7]-MIN([.$C$3:.$C$82]))*255)/(MAX([.$C$3:.$C$82]) - MIN([.$C$3:.$C$82]))))))" office:value-type="string" office:string-value="67" calcext:value-type="string">
            <text:p>67</text:p>
          </table:table-cell>
          <table:table-cell table:formula="of:=COM.MICROSOFT.CONCAT(LOWER([.D7]); LOWER([.D7]); LOWER([.D7]))" office:value-type="string" office:string-value="676767" calcext:value-type="string">
            <text:p>676767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H S1 L1</text:p>
          </table:table-cell>
          <table:table-cell office:value-type="float" office:value="350.1" calcext:value-type="float">
            <text:p>350.1</text:p>
          </table:table-cell>
          <table:table-cell table:formula="of:=DEC2HEX(INT(ABS(255-((([.C8]-MIN([.$C$3:.$C$82]))*255)/(MAX([.$C$3:.$C$82]) - MIN([.$C$3:.$C$82]))))))" office:value-type="string" office:string-value="E7" calcext:value-type="string">
            <text:p>E7</text:p>
          </table:table-cell>
          <table:table-cell table:formula="of:=COM.MICROSOFT.CONCAT(LOWER([.D8]); LOWER([.D8]); LOWER([.D8]))" office:value-type="string" office:string-value="e7e7e7" calcext:value-type="string">
            <text:p>e7e7e7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 S1H L1</text:p>
          </table:table-cell>
          <table:table-cell office:value-type="float" office:value="590.6" calcext:value-type="float">
            <text:p>590.6</text:p>
          </table:table-cell>
          <table:table-cell table:formula="of:=DEC2HEX(INT(ABS(255-((([.C9]-MIN([.$C$3:.$C$82]))*255)/(MAX([.$C$3:.$C$82]) - MIN([.$C$3:.$C$82]))))))" office:value-type="string" office:string-value="A7" calcext:value-type="string">
            <text:p>A7</text:p>
          </table:table-cell>
          <table:table-cell table:formula="of:=COM.MICROSOFT.CONCAT(LOWER([.D9]); LOWER([.D9]); LOWER([.D9]))" office:value-type="string" office:string-value="a7a7a7" calcext:value-type="string">
            <text:p>a7a7a7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 S1 L1H</text:p>
          </table:table-cell>
          <table:table-cell office:value-type="float" office:value="547.9" calcext:value-type="float">
            <text:p>547.9</text:p>
          </table:table-cell>
          <table:table-cell table:formula="of:=DEC2HEX(INT(ABS(255-((([.C10]-MIN([.$C$3:.$C$82]))*255)/(MAX([.$C$3:.$C$82]) - MIN([.$C$3:.$C$82]))))))" office:value-type="string" office:string-value="B2" calcext:value-type="string">
            <text:p>B2</text:p>
          </table:table-cell>
          <table:table-cell table:formula="of:=COM.MICROSOFT.CONCAT(LOWER([.D10]); LOWER([.D10]); LOWER([.D10]))" office:value-type="string" office:string-value="b2b2b2" calcext:value-type="string">
            <text:p>b2b2b2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H S1H L1</text:p>
          </table:table-cell>
          <table:table-cell office:value-type="float" office:value="429.2" calcext:value-type="float">
            <text:p>429.2</text:p>
          </table:table-cell>
          <table:table-cell table:formula="of:=DEC2HEX(INT(ABS(255-((([.C11]-MIN([.$C$3:.$C$82]))*255)/(MAX([.$C$3:.$C$82]) - MIN([.$C$3:.$C$82]))))))" office:value-type="string" office:string-value="D2" calcext:value-type="string">
            <text:p>D2</text:p>
          </table:table-cell>
          <table:table-cell table:formula="of:=COM.MICROSOFT.CONCAT(LOWER([.D11]); LOWER([.D11]); LOWER([.D11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H S1 L1H</text:p>
          </table:table-cell>
          <table:table-cell office:value-type="float" office:value="415.1" calcext:value-type="float">
            <text:p>415.1</text:p>
          </table:table-cell>
          <table:table-cell table:formula="of:=DEC2HEX(INT(ABS(255-((([.C12]-MIN([.$C$3:.$C$82]))*255)/(MAX([.$C$3:.$C$82]) - MIN([.$C$3:.$C$82]))))))" office:value-type="string" office:string-value="D6" calcext:value-type="string">
            <text:p>D6</text:p>
          </table:table-cell>
          <table:table-cell table:formula="of:=COM.MICROSOFT.CONCAT(LOWER([.D12]); LOWER([.D12]); LOWER([.D12]))" office:value-type="string" office:string-value="d6d6d6" calcext:value-type="string">
            <text:p>d6d6d6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 S1H L1H</text:p>
          </table:table-cell>
          <table:table-cell office:value-type="float" office:value="785.5" calcext:value-type="float">
            <text:p>785.5</text:p>
          </table:table-cell>
          <table:table-cell table:formula="of:=DEC2HEX(INT(ABS(255-((([.C13]-MIN([.$C$3:.$C$82]))*255)/(MAX([.$C$3:.$C$82]) - MIN([.$C$3:.$C$82]))))))" office:value-type="string" office:string-value="72" calcext:value-type="string">
            <text:p>72</text:p>
          </table:table-cell>
          <table:table-cell table:formula="of:=COM.MICROSOFT.CONCAT(LOWER([.D13]); LOWER([.D13]); LOWER([.D13]))" office:value-type="string" office:string-value="727272" calcext:value-type="string">
            <text:p>727272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H S1H L1</text:p>
          </table:table-cell>
          <table:table-cell office:value-type="float" office:value="337.9" calcext:value-type="float">
            <text:p>337.9</text:p>
          </table:table-cell>
          <table:table-cell table:formula="of:=DEC2HEX(INT(ABS(255-((([.C14]-MIN([.$C$3:.$C$82]))*255)/(MAX([.$C$3:.$C$82]) - MIN([.$C$3:.$C$82]))))))" office:value-type="string" office:string-value="EB" calcext:value-type="string">
            <text:p>EB</text:p>
          </table:table-cell>
          <table:table-cell table:formula="of:=COM.MICROSOFT.CONCAT(LOWER([.D14]); LOWER([.D14]); LOWER([.D14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 S1H L1H</text:p>
          </table:table-cell>
          <table:table-cell office:value-type="float" office:value="523.6" calcext:value-type="float">
            <text:p>523.6</text:p>
          </table:table-cell>
          <table:table-cell table:formula="of:=DEC2HEX(INT(ABS(255-((([.C15]-MIN([.$C$3:.$C$82]))*255)/(MAX([.$C$3:.$C$82]) - MIN([.$C$3:.$C$82]))))))" office:value-type="string" office:string-value="B9" calcext:value-type="string">
            <text:p>B9</text:p>
          </table:table-cell>
          <table:table-cell table:formula="of:=COM.MICROSOFT.CONCAT(LOWER([.D15]); LOWER([.D15]); LOWER([.D15]))" office:value-type="string" office:string-value="b9b9b9" calcext:value-type="string">
            <text:p>b9b9b9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H S1 L1H</text:p>
          </table:table-cell>
          <table:table-cell office:value-type="float" office:value="329.2" calcext:value-type="float">
            <text:p>329.2</text:p>
          </table:table-cell>
          <table:table-cell table:formula="of:=DEC2HEX(INT(ABS(255-((([.C16]-MIN([.$C$3:.$C$82]))*255)/(MAX([.$C$3:.$C$82]) - MIN([.$C$3:.$C$82]))))))" office:value-type="string" office:string-value="ED" calcext:value-type="string">
            <text:p>ED</text:p>
          </table:table-cell>
          <table:table-cell table:formula="of:=COM.MICROSOFT.CONCAT(LOWER([.D16]); LOWER([.D16]); LOWER([.D16]))" office:value-type="string" office:string-value="ededed" calcext:value-type="string">
            <text:p>ededed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 N1H S1H L1H</text:p>
          </table:table-cell>
          <table:table-cell office:value-type="float" office:value="407.9" calcext:value-type="float">
            <text:p>407.9</text:p>
          </table:table-cell>
          <table:table-cell table:formula="of:=DEC2HEX(INT(ABS(255-((([.C17]-MIN([.$C$3:.$C$82]))*255)/(MAX([.$C$3:.$C$82]) - MIN([.$C$3:.$C$82]))))))" office:value-type="string" office:string-value="D8" calcext:value-type="string">
            <text:p>D8</text:p>
          </table:table-cell>
          <table:table-cell table:formula="of:=COM.MICROSOFT.CONCAT(LOWER([.D17]); LOWER([.D17]); LOWER([.D17]))" office:value-type="string" office:string-value="d8d8d8" calcext:value-type="string">
            <text:p>d8d8d8</text:p>
          </table:table-cell>
          <table:table-cell table:number-columns-repeated="11"/>
        </table:table-row>
        <table:table-row table:style-name="ro3">
          <table:covered-table-cell table:style-name="ce3"/>
          <table:table-cell office:value-type="string" calcext:value-type="string">
            <text:p>R1H N1H S1H L1H</text:p>
          </table:table-cell>
          <table:table-cell office:value-type="float" office:value="327.9" calcext:value-type="float">
            <text:p>327.9</text:p>
          </table:table-cell>
          <table:table-cell table:formula="of:=DEC2HEX(INT(ABS(255-((([.C18]-MIN([.$C$3:.$C$82]))*255)/(MAX([.$C$3:.$C$82]) - MIN([.$C$3:.$C$82]))))))" office:value-type="string" office:string-value="ED" calcext:value-type="string">
            <text:p>ED</text:p>
          </table:table-cell>
          <table:table-cell table:formula="of:=COM.MICROSOFT.CONCAT(LOWER([.D18]); LOWER([.D18]); LOWER([.D18]))" office:value-type="string" office:string-value="ededed" calcext:value-type="string">
            <text:p>ededed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 table:number-columns-spanned="1" table:number-rows-spanned="16">
            <text:p>Redis + Newilib +</text:p>
            <text:p>LWIP in a</text:p>
            <text:p>Compartment,</text:p>
            <text:p>uksched in</text:p>
            <text:p>Another</text:p>
          </table:table-cell>
          <table:table-cell table:style-name="ce8" office:value-type="string" calcext:value-type="string">
            <text:p>R1 N1 S2 L1</text:p>
          </table:table-cell>
          <table:table-cell table:style-name="ce18" office:value-type="float" office:value="697.3" calcext:value-type="float">
            <text:p>697.3</text:p>
          </table:table-cell>
          <table:table-cell table:style-name="ce8" table:formula="of:=DEC2HEX(INT(ABS(255-((([.C19]-MIN([.$C$3:.$C$82]))*255)/(MAX([.$C$3:.$C$82]) - MIN([.$C$3:.$C$82]))))))" office:value-type="string" office:string-value="8A" calcext:value-type="string">
            <text:p>8A</text:p>
          </table:table-cell>
          <table:table-cell table:style-name="ce8" table:formula="of:=COM.MICROSOFT.CONCAT(LOWER([.D19]); LOWER([.D19]); LOWER([.D19]))" office:value-type="string" office:string-value="8a8a8a" calcext:value-type="string">
            <text:p>8a8a8a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2 L1</text:p>
          </table:table-cell>
          <table:table-cell table:style-name="ce18" office:value-type="float" office:value="445.5" calcext:value-type="float">
            <text:p>445.5</text:p>
          </table:table-cell>
          <table:table-cell table:style-name="ce8" table:formula="of:=DEC2HEX(INT(ABS(255-((([.C20]-MIN([.$C$3:.$C$82]))*255)/(MAX([.$C$3:.$C$82]) - MIN([.$C$3:.$C$82]))))))" office:value-type="string" office:string-value="CE" calcext:value-type="string">
            <text:p>CE</text:p>
          </table:table-cell>
          <table:table-cell table:style-name="ce8" table:formula="of:=COM.MICROSOFT.CONCAT(LOWER([.D20]); LOWER([.D20]); LOWER([.D20]))" office:value-type="string" office:string-value="cecece" calcext:value-type="string">
            <text:p>cecece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2 L1</text:p>
          </table:table-cell>
          <table:table-cell table:style-name="ce18" office:value-type="float" office:value="353.9" calcext:value-type="float">
            <text:p>353.9</text:p>
          </table:table-cell>
          <table:table-cell table:style-name="ce8" table:formula="of:=DEC2HEX(INT(ABS(255-((([.C21]-MIN([.$C$3:.$C$82]))*255)/(MAX([.$C$3:.$C$82]) - MIN([.$C$3:.$C$82]))))))" office:value-type="string" office:string-value="E6" calcext:value-type="string">
            <text:p>E6</text:p>
          </table:table-cell>
          <table:table-cell table:style-name="ce8" table:formula="of:=COM.MICROSOFT.CONCAT(LOWER([.D21]); LOWER([.D21]); LOWER([.D21]))" office:value-type="string" office:string-value="e6e6e6" calcext:value-type="string">
            <text:p>e6e6e6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 S2H L1</text:p>
          </table:table-cell>
          <table:table-cell table:style-name="ce18" office:value-type="float" office:value="575.8" calcext:value-type="float">
            <text:p>575.8</text:p>
          </table:table-cell>
          <table:table-cell table:style-name="ce8" table:formula="of:=DEC2HEX(INT(ABS(255-((([.C22]-MIN([.$C$3:.$C$82]))*255)/(MAX([.$C$3:.$C$82]) - MIN([.$C$3:.$C$82]))))))" office:value-type="string" office:string-value="AB" calcext:value-type="string">
            <text:p>AB</text:p>
          </table:table-cell>
          <table:table-cell table:style-name="ce8" table:formula="of:=COM.MICROSOFT.CONCAT(LOWER([.D22]); LOWER([.D22]); LOWER([.D22]))" office:value-type="string" office:string-value="ababab" calcext:value-type="string">
            <text:p>ababab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 S2 L1H</text:p>
          </table:table-cell>
          <table:table-cell table:style-name="ce18" office:value-type="float" office:value="562.9" calcext:value-type="float">
            <text:p>562.9</text:p>
          </table:table-cell>
          <table:table-cell table:style-name="ce8" table:formula="of:=DEC2HEX(INT(ABS(255-((([.C23]-MIN([.$C$3:.$C$82]))*255)/(MAX([.$C$3:.$C$82]) - MIN([.$C$3:.$C$82]))))))" office:value-type="string" office:string-value="AE" calcext:value-type="string">
            <text:p>AE</text:p>
          </table:table-cell>
          <table:table-cell table:style-name="ce8" table:formula="of:=COM.MICROSOFT.CONCAT(LOWER([.D23]); LOWER([.D23]); LOWER([.D23]))" office:value-type="string" office:string-value="aeaeae" calcext:value-type="string">
            <text:p>aeaeae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2 L1</text:p>
          </table:table-cell>
          <table:table-cell table:style-name="ce18" office:value-type="float" office:value="288.1" calcext:value-type="float">
            <text:p>288.1</text:p>
          </table:table-cell>
          <table:table-cell table:style-name="ce8" table:formula="of:=DEC2HEX(INT(ABS(255-((([.C24]-MIN([.$C$3:.$C$82]))*255)/(MAX([.$C$3:.$C$82]) - MIN([.$C$3:.$C$82]))))))" office:value-type="string" office:string-value="F8" calcext:value-type="string">
            <text:p>F8</text:p>
          </table:table-cell>
          <table:table-cell table:style-name="ce8" table:formula="of:=COM.MICROSOFT.CONCAT(LOWER([.D24]); LOWER([.D24]); LOWER([.D24]))" office:value-type="string" office:string-value="f8f8f8" calcext:value-type="string">
            <text:p>f8f8f8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2H L1</text:p>
          </table:table-cell>
          <table:table-cell table:style-name="ce18" office:value-type="float" office:value="423.9" calcext:value-type="float">
            <text:p>423.9</text:p>
          </table:table-cell>
          <table:table-cell table:style-name="ce8" table:formula="of:=DEC2HEX(INT(ABS(255-((([.C25]-MIN([.$C$3:.$C$82]))*255)/(MAX([.$C$3:.$C$82]) - MIN([.$C$3:.$C$82]))))))" office:value-type="string" office:string-value="D4" calcext:value-type="string">
            <text:p>D4</text:p>
          </table:table-cell>
          <table:table-cell table:style-name="ce8" table:formula="of:=COM.MICROSOFT.CONCAT(LOWER([.D25]); LOWER([.D25]); LOWER([.D25]))" office:value-type="string" office:string-value="d4d4d4" calcext:value-type="string">
            <text:p>d4d4d4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2 L1H</text:p>
          </table:table-cell>
          <table:table-cell table:style-name="ce18" office:value-type="float" office:value="324.7" calcext:value-type="float">
            <text:p>324.7</text:p>
          </table:table-cell>
          <table:table-cell table:style-name="ce8" table:formula="of:=DEC2HEX(INT(ABS(255-((([.C26]-MIN([.$C$3:.$C$82]))*255)/(MAX([.$C$3:.$C$82]) - MIN([.$C$3:.$C$82]))))))" office:value-type="string" office:string-value="EE" calcext:value-type="string">
            <text:p>EE</text:p>
          </table:table-cell>
          <table:table-cell table:style-name="ce8" table:formula="of:=COM.MICROSOFT.CONCAT(LOWER([.D26]); LOWER([.D26]); LOWER([.D26]))" office:value-type="string" office:string-value="eeeeee" calcext:value-type="string">
            <text:p>eeeeee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2H L1</text:p>
          </table:table-cell>
          <table:table-cell table:style-name="ce18" office:value-type="float" office:value="346.7" calcext:value-type="float">
            <text:p>346.7</text:p>
          </table:table-cell>
          <table:table-cell table:style-name="ce8" table:formula="of:=DEC2HEX(INT(ABS(255-((([.C27]-MIN([.$C$3:.$C$82]))*255)/(MAX([.$C$3:.$C$82]) - MIN([.$C$3:.$C$82]))))))" office:value-type="string" office:string-value="E8" calcext:value-type="string">
            <text:p>E8</text:p>
          </table:table-cell>
          <table:table-cell table:style-name="ce8" table:formula="of:=COM.MICROSOFT.CONCAT(LOWER([.D27]); LOWER([.D27]); LOWER([.D27]))" office:value-type="string" office:string-value="e8e8e8" calcext:value-type="string">
            <text:p>e8e8e8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2 L1H</text:p>
          </table:table-cell>
          <table:table-cell table:style-name="ce18" office:value-type="float" office:value="343.8" calcext:value-type="float">
            <text:p>343.8</text:p>
          </table:table-cell>
          <table:table-cell table:style-name="ce8" table:formula="of:=DEC2HEX(INT(ABS(255-((([.C28]-MIN([.$C$3:.$C$82]))*255)/(MAX([.$C$3:.$C$82]) - MIN([.$C$3:.$C$82]))))))" office:value-type="string" office:string-value="E9" calcext:value-type="string">
            <text:p>E9</text:p>
          </table:table-cell>
          <table:table-cell table:style-name="ce8" table:formula="of:=COM.MICROSOFT.CONCAT(LOWER([.D28]); LOWER([.D28]); LOWER([.D28]))" office:value-type="string" office:string-value="e9e9e9" calcext:value-type="string">
            <text:p>e9e9e9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 S2H L1H</text:p>
          </table:table-cell>
          <table:table-cell table:style-name="ce18" office:value-type="float" office:value="556.1" calcext:value-type="float">
            <text:p>556.1</text:p>
          </table:table-cell>
          <table:table-cell table:style-name="ce8" table:formula="of:=DEC2HEX(INT(ABS(255-((([.C29]-MIN([.$C$3:.$C$82]))*255)/(MAX([.$C$3:.$C$82]) - MIN([.$C$3:.$C$82]))))))" office:value-type="string" office:string-value="B0" calcext:value-type="string">
            <text:p>B0</text:p>
          </table:table-cell>
          <table:table-cell table:style-name="ce8" table:formula="of:=COM.MICROSOFT.CONCAT(LOWER([.D29]); LOWER([.D29]); LOWER([.D29]))" office:value-type="string" office:string-value="b0b0b0" calcext:value-type="string">
            <text:p>b0b0b0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2H L1</text:p>
          </table:table-cell>
          <table:table-cell table:style-name="ce18" office:value-type="float" office:value="283.9" calcext:value-type="float">
            <text:p>283.9</text:p>
          </table:table-cell>
          <table:table-cell table:style-name="ce8" table:formula="of:=DEC2HEX(INT(ABS(255-((([.C30]-MIN([.$C$3:.$C$82]))*255)/(MAX([.$C$3:.$C$82]) - MIN([.$C$3:.$C$82]))))))" office:value-type="string" office:string-value="F9" calcext:value-type="string">
            <text:p>F9</text:p>
          </table:table-cell>
          <table:table-cell table:style-name="ce8" table:formula="of:=COM.MICROSOFT.CONCAT(LOWER([.D30]); LOWER([.D30]); LOWER([.D30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2H L1H</text:p>
          </table:table-cell>
          <table:table-cell table:style-name="ce18" office:value-type="float" office:value="405.1" calcext:value-type="float">
            <text:p>405.1</text:p>
          </table:table-cell>
          <table:table-cell table:style-name="ce8" table:formula="of:=DEC2HEX(INT(ABS(255-((([.C31]-MIN([.$C$3:.$C$82]))*255)/(MAX([.$C$3:.$C$82]) - MIN([.$C$3:.$C$82]))))))" office:value-type="string" office:string-value="D9" calcext:value-type="string">
            <text:p>D9</text:p>
          </table:table-cell>
          <table:table-cell table:style-name="ce8" table:formula="of:=COM.MICROSOFT.CONCAT(LOWER([.D31]); LOWER([.D31]); LOWER([.D31]))" office:value-type="string" office:string-value="d9d9d9" calcext:value-type="string">
            <text:p>d9d9d9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2 L1H</text:p>
          </table:table-cell>
          <table:table-cell table:style-name="ce18" office:value-type="float" office:value="283.3" calcext:value-type="float">
            <text:p>283.3</text:p>
          </table:table-cell>
          <table:table-cell table:style-name="ce8" table:formula="of:=DEC2HEX(INT(ABS(255-((([.C32]-MIN([.$C$3:.$C$82]))*255)/(MAX([.$C$3:.$C$82]) - MIN([.$C$3:.$C$82]))))))" office:value-type="string" office:string-value="F9" calcext:value-type="string">
            <text:p>F9</text:p>
          </table:table-cell>
          <table:table-cell table:style-name="ce8" table:formula="of:=COM.MICROSOFT.CONCAT(LOWER([.D32]); LOWER([.D32]); LOWER([.D32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2H L1H</text:p>
          </table:table-cell>
          <table:table-cell table:style-name="ce18" office:value-type="float" office:value="325.5" calcext:value-type="float">
            <text:p>325.5</text:p>
          </table:table-cell>
          <table:table-cell table:style-name="ce8" table:formula="of:=DEC2HEX(INT(ABS(255-((([.C33]-MIN([.$C$3:.$C$82]))*255)/(MAX([.$C$3:.$C$82]) - MIN([.$C$3:.$C$82]))))))" office:value-type="string" office:string-value="EE" calcext:value-type="string">
            <text:p>EE</text:p>
          </table:table-cell>
          <table:table-cell table:style-name="ce8" table:formula="of:=COM.MICROSOFT.CONCAT(LOWER([.D33]); LOWER([.D33]); LOWER([.D33]))" office:value-type="string" office:string-value="eeeeee" calcext:value-type="string">
            <text:p>eeeeee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2H L1H</text:p>
          </table:table-cell>
          <table:table-cell table:style-name="ce18" office:value-type="float" office:value="278" calcext:value-type="float">
            <text:p>278</text:p>
          </table:table-cell>
          <table:table-cell table:style-name="ce8" table:formula="of:=DEC2HEX(INT(ABS(255-((([.C34]-MIN([.$C$3:.$C$82]))*255)/(MAX([.$C$3:.$C$82]) - MIN([.$C$3:.$C$82]))))))" office:value-type="string" office:string-value="FB" calcext:value-type="string">
            <text:p>FB</text:p>
          </table:table-cell>
          <table:table-cell table:style-name="ce8" table:formula="of:=COM.MICROSOFT.CONCAT(LOWER([.D34]); LOWER([.D34]); LOWER([.D34]))" office:value-type="string" office:string-value="fbfbfb" calcext:value-type="string">
            <text:p>fbfbfb</text:p>
          </table:table-cell>
          <table:table-cell table:number-columns-repeated="11"/>
        </table:table-row>
        <table:table-row table:style-name="ro3">
          <table:table-cell table:style-name="ce2" office:value-type="string" calcext:value-type="string" table:number-columns-spanned="1" table:number-rows-spanned="16">
            <text:p>Redis + Newlib</text:p>
            <text:p>In a</text:p>
            <text:p>compartment,</text:p>
            <text:p>Uksched and</text:p>
            <text:p>LWIP in</text:p>
            <text:p>Another</text:p>
          </table:table-cell>
          <table:table-cell office:value-type="string" calcext:value-type="string">
            <text:p>R2 N2 S1 L1</text:p>
          </table:table-cell>
          <table:table-cell office:value-type="float" office:value="658.8" calcext:value-type="float">
            <text:p>658.8</text:p>
          </table:table-cell>
          <table:table-cell table:formula="of:=DEC2HEX(INT(ABS(255-((([.C35]-MIN([.$C$3:.$C$82]))*255)/(MAX([.$C$3:.$C$82]) - MIN([.$C$3:.$C$82]))))))" office:value-type="string" office:string-value="94" calcext:value-type="string">
            <text:p>94</text:p>
          </table:table-cell>
          <table:table-cell table:formula="of:=COM.MICROSOFT.CONCAT(LOWER([.D35]); LOWER([.D35]); LOWER([.D35]))" office:value-type="string" office:string-value="949494" calcext:value-type="string">
            <text:p>949494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 S1 L1</text:p>
          </table:table-cell>
          <table:table-cell office:value-type="float" office:value="429.8" calcext:value-type="float">
            <text:p>429.8</text:p>
          </table:table-cell>
          <table:table-cell table:formula="of:=DEC2HEX(INT(ABS(255-((([.C36]-MIN([.$C$3:.$C$82]))*255)/(MAX([.$C$3:.$C$82]) - MIN([.$C$3:.$C$82]))))))" office:value-type="string" office:string-value="D2" calcext:value-type="string">
            <text:p>D2</text:p>
          </table:table-cell>
          <table:table-cell table:formula="of:=COM.MICROSOFT.CONCAT(LOWER([.D36]); LOWER([.D36]); LOWER([.D36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H S1 L1</text:p>
          </table:table-cell>
          <table:table-cell office:value-type="float" office:value="349.2" calcext:value-type="float">
            <text:p>349.2</text:p>
          </table:table-cell>
          <table:table-cell table:formula="of:=DEC2HEX(INT(ABS(255-((([.C37]-MIN([.$C$3:.$C$82]))*255)/(MAX([.$C$3:.$C$82]) - MIN([.$C$3:.$C$82]))))))" office:value-type="string" office:string-value="E8" calcext:value-type="string">
            <text:p>E8</text:p>
          </table:table-cell>
          <table:table-cell table:formula="of:=COM.MICROSOFT.CONCAT(LOWER([.D37]); LOWER([.D37]); LOWER([.D37]))" office:value-type="string" office:string-value="e8e8e8" calcext:value-type="string">
            <text:p>e8e8e8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 S1H L1</text:p>
          </table:table-cell>
          <table:table-cell office:value-type="float" office:value="569.6" calcext:value-type="float">
            <text:p>569.6</text:p>
          </table:table-cell>
          <table:table-cell table:formula="of:=DEC2HEX(INT(ABS(255-((([.C38]-MIN([.$C$3:.$C$82]))*255)/(MAX([.$C$3:.$C$82]) - MIN([.$C$3:.$C$82]))))))" office:value-type="string" office:string-value="AC" calcext:value-type="string">
            <text:p>AC</text:p>
          </table:table-cell>
          <table:table-cell table:formula="of:=COM.MICROSOFT.CONCAT(LOWER([.D38]); LOWER([.D38]); LOWER([.D38]))" office:value-type="string" office:string-value="acacac" calcext:value-type="string">
            <text:p>acacac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 S1 L1H</text:p>
          </table:table-cell>
          <table:table-cell office:value-type="float" office:value="551.1" calcext:value-type="float">
            <text:p>551.1</text:p>
          </table:table-cell>
          <table:table-cell table:formula="of:=DEC2HEX(INT(ABS(255-((([.C39]-MIN([.$C$3:.$C$82]))*255)/(MAX([.$C$3:.$C$82]) - MIN([.$C$3:.$C$82]))))))" office:value-type="string" office:string-value="B1" calcext:value-type="string">
            <text:p>B1</text:p>
          </table:table-cell>
          <table:table-cell table:formula="of:=COM.MICROSOFT.CONCAT(LOWER([.D39]); LOWER([.D39]); LOWER([.D39]))" office:value-type="string" office:string-value="b1b1b1" calcext:value-type="string">
            <text:p>b1b1b1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H S1 L1</text:p>
          </table:table-cell>
          <table:table-cell office:value-type="float" office:value="281.6" calcext:value-type="float">
            <text:p>281.6</text:p>
          </table:table-cell>
          <table:table-cell table:formula="of:=DEC2HEX(INT(ABS(255-((([.C40]-MIN([.$C$3:.$C$82]))*255)/(MAX([.$C$3:.$C$82]) - MIN([.$C$3:.$C$82]))))))" office:value-type="string" office:string-value="FA" calcext:value-type="string">
            <text:p>FA</text:p>
          </table:table-cell>
          <table:table-cell table:formula="of:=COM.MICROSOFT.CONCAT(LOWER([.D40]); LOWER([.D40]); LOWER([.D40]))" office:value-type="string" office:string-value="fafafa" calcext:value-type="string">
            <text:p>fafafa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 S1H L1</text:p>
          </table:table-cell>
          <table:table-cell office:value-type="float" office:value="420.6" calcext:value-type="float">
            <text:p>420.6</text:p>
          </table:table-cell>
          <table:table-cell table:formula="of:=DEC2HEX(INT(ABS(255-((([.C41]-MIN([.$C$3:.$C$82]))*255)/(MAX([.$C$3:.$C$82]) - MIN([.$C$3:.$C$82]))))))" office:value-type="string" office:string-value="D4" calcext:value-type="string">
            <text:p>D4</text:p>
          </table:table-cell>
          <table:table-cell table:formula="of:=COM.MICROSOFT.CONCAT(LOWER([.D41]); LOWER([.D41]); LOWER([.D41]))" office:value-type="string" office:string-value="d4d4d4" calcext:value-type="string">
            <text:p>d4d4d4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 S1 L1H</text:p>
          </table:table-cell>
          <table:table-cell office:value-type="float" office:value="398.3" calcext:value-type="float">
            <text:p>398.3</text:p>
          </table:table-cell>
          <table:table-cell table:formula="of:=DEC2HEX(INT(ABS(255-((([.C42]-MIN([.$C$3:.$C$82]))*255)/(MAX([.$C$3:.$C$82]) - MIN([.$C$3:.$C$82]))))))" office:value-type="string" office:string-value="DA" calcext:value-type="string">
            <text:p>DA</text:p>
          </table:table-cell>
          <table:table-cell table:formula="of:=COM.MICROSOFT.CONCAT(LOWER([.D42]); LOWER([.D42]); LOWER([.D42]))" office:value-type="string" office:string-value="dadada" calcext:value-type="string">
            <text:p>dadada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H S1H L1</text:p>
          </table:table-cell>
          <table:table-cell office:value-type="float" office:value="337.1" calcext:value-type="float">
            <text:p>337.1</text:p>
          </table:table-cell>
          <table:table-cell table:formula="of:=DEC2HEX(INT(ABS(255-((([.C43]-MIN([.$C$3:.$C$82]))*255)/(MAX([.$C$3:.$C$82]) - MIN([.$C$3:.$C$82]))))))" office:value-type="string" office:string-value="EB" calcext:value-type="string">
            <text:p>EB</text:p>
          </table:table-cell>
          <table:table-cell table:formula="of:=COM.MICROSOFT.CONCAT(LOWER([.D43]); LOWER([.D43]); LOWER([.D43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H S1 L1H</text:p>
          </table:table-cell>
          <table:table-cell office:value-type="float" office:value="334.2" calcext:value-type="float">
            <text:p>334.2</text:p>
          </table:table-cell>
          <table:table-cell table:formula="of:=DEC2HEX(INT(ABS(255-((([.C44]-MIN([.$C$3:.$C$82]))*255)/(MAX([.$C$3:.$C$82]) - MIN([.$C$3:.$C$82]))))))" office:value-type="string" office:string-value="EC" calcext:value-type="string">
            <text:p>EC</text:p>
          </table:table-cell>
          <table:table-cell table:formula="of:=COM.MICROSOFT.CONCAT(LOWER([.D44]); LOWER([.D44]); LOWER([.D44]))" office:value-type="string" office:string-value="ececec" calcext:value-type="string">
            <text:p>ececec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 S1H L1H</text:p>
          </table:table-cell>
          <table:table-cell office:value-type="float" office:value="533.3" calcext:value-type="float">
            <text:p>533.3</text:p>
          </table:table-cell>
          <table:table-cell table:formula="of:=DEC2HEX(INT(ABS(255-((([.C45]-MIN([.$C$3:.$C$82]))*255)/(MAX([.$C$3:.$C$82]) - MIN([.$C$3:.$C$82]))))))" office:value-type="string" office:string-value="B6" calcext:value-type="string">
            <text:p>B6</text:p>
          </table:table-cell>
          <table:table-cell table:formula="of:=COM.MICROSOFT.CONCAT(LOWER([.D45]); LOWER([.D45]); LOWER([.D45]))" office:value-type="string" office:string-value="b6b6b6" calcext:value-type="string">
            <text:p>b6b6b6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H S1H L1</text:p>
          </table:table-cell>
          <table:table-cell office:value-type="float" office:value="283.9" calcext:value-type="float">
            <text:p>283.9</text:p>
          </table:table-cell>
          <table:table-cell table:formula="of:=DEC2HEX(INT(ABS(255-((([.C46]-MIN([.$C$3:.$C$82]))*255)/(MAX([.$C$3:.$C$82]) - MIN([.$C$3:.$C$82]))))))" office:value-type="string" office:string-value="F9" calcext:value-type="string">
            <text:p>F9</text:p>
          </table:table-cell>
          <table:table-cell table:formula="of:=COM.MICROSOFT.CONCAT(LOWER([.D46]); LOWER([.D46]); LOWER([.D46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 S1H L1H</text:p>
          </table:table-cell>
          <table:table-cell office:value-type="float" office:value="395.5" calcext:value-type="float">
            <text:p>395.5</text:p>
          </table:table-cell>
          <table:table-cell table:formula="of:=DEC2HEX(INT(ABS(255-((([.C47]-MIN([.$C$3:.$C$82]))*255)/(MAX([.$C$3:.$C$82]) - MIN([.$C$3:.$C$82]))))))" office:value-type="string" office:string-value="DB" calcext:value-type="string">
            <text:p>DB</text:p>
          </table:table-cell>
          <table:table-cell table:formula="of:=COM.MICROSOFT.CONCAT(LOWER([.D47]); LOWER([.D47]); LOWER([.D47]))" office:value-type="string" office:string-value="dbdbdb" calcext:value-type="string">
            <text:p>dbdbdb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H S1 L1H</text:p>
          </table:table-cell>
          <table:table-cell office:value-type="float" office:value="278" calcext:value-type="float">
            <text:p>278</text:p>
          </table:table-cell>
          <table:table-cell table:formula="of:=DEC2HEX(INT(ABS(255-((([.C48]-MIN([.$C$3:.$C$82]))*255)/(MAX([.$C$3:.$C$82]) - MIN([.$C$3:.$C$82]))))))" office:value-type="string" office:string-value="FB" calcext:value-type="string">
            <text:p>FB</text:p>
          </table:table-cell>
          <table:table-cell table:formula="of:=COM.MICROSOFT.CONCAT(LOWER([.D48]); LOWER([.D48]); LOWER([.D48]))" office:value-type="string" office:string-value="fbfbfb" calcext:value-type="string">
            <text:p>fbfbfb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 N2H S1H L1H</text:p>
          </table:table-cell>
          <table:table-cell office:value-type="float" office:value="330" calcext:value-type="float">
            <text:p>330</text:p>
          </table:table-cell>
          <table:table-cell table:formula="of:=DEC2HEX(INT(ABS(255-((([.C49]-MIN([.$C$3:.$C$82]))*255)/(MAX([.$C$3:.$C$82]) - MIN([.$C$3:.$C$82]))))))" office:value-type="string" office:string-value="ED" calcext:value-type="string">
            <text:p>ED</text:p>
          </table:table-cell>
          <table:table-cell table:formula="of:=COM.MICROSOFT.CONCAT(LOWER([.D49]); LOWER([.D49]); LOWER([.D49]))" office:value-type="string" office:string-value="ededed" calcext:value-type="string">
            <text:p>ededed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2H N2H S1H L1H</text:p>
          </table:table-cell>
          <table:table-cell office:value-type="float" office:value="264.6" calcext:value-type="float">
            <text:p>264.6</text:p>
          </table:table-cell>
          <table:table-cell table:formula="of:=DEC2HEX(INT(ABS(255-((([.C50]-MIN([.$C$3:.$C$82]))*255)/(MAX([.$C$3:.$C$82]) - MIN([.$C$3:.$C$82]))))))" office:value-type="string" office:string-value="FF" calcext:value-type="string">
            <text:p>FF</text:p>
          </table:table-cell>
          <table:table-cell table:formula="of:=COM.MICROSOFT.CONCAT(LOWER([.D50]); LOWER([.D50]); LOWER([.D50]))" office:value-type="string" office:string-value="ffffff" calcext:value-type="string">
            <text:p>ffffff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 table:number-columns-spanned="1" table:number-rows-spanned="16">
            <text:p>Redis + Newilib +</text:p>
            <text:p>Uksched in a</text:p>
            <text:p>compartment,</text:p>
            <text:p>LWIP in another</text:p>
          </table:table-cell>
          <table:table-cell table:style-name="ce8" office:value-type="string" calcext:value-type="string">
            <text:p>R1 N1 S1 L2</text:p>
          </table:table-cell>
          <table:table-cell table:style-name="ce18" office:value-type="float" office:value="1087.4" calcext:value-type="float">
            <text:p>1087.4</text:p>
          </table:table-cell>
          <table:table-cell table:style-name="ce8" table:formula="of:=DEC2HEX(INT(ABS(255-((([.C51]-MIN([.$C$3:.$C$82]))*255)/(MAX([.$C$3:.$C$82]) - MIN([.$C$3:.$C$82]))))))" office:value-type="string" office:string-value="20" calcext:value-type="string">
            <text:p>20</text:p>
          </table:table-cell>
          <table:table-cell table:style-name="ce8" table:formula="of:=COM.MICROSOFT.CONCAT(LOWER([.D51]); LOWER([.D51]); LOWER([.D51]))" office:value-type="string" office:string-value="202020" calcext:value-type="string">
            <text:p>202020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1 L2</text:p>
          </table:table-cell>
          <table:table-cell table:style-name="ce18" office:value-type="float" office:value="575.4" calcext:value-type="float">
            <text:p>575.4</text:p>
          </table:table-cell>
          <table:table-cell table:style-name="ce8" table:formula="of:=DEC2HEX(INT(ABS(255-((([.C52]-MIN([.$C$3:.$C$82]))*255)/(MAX([.$C$3:.$C$82]) - MIN([.$C$3:.$C$82]))))))" office:value-type="string" office:string-value="AB" calcext:value-type="string">
            <text:p>AB</text:p>
          </table:table-cell>
          <table:table-cell table:style-name="ce8" table:formula="of:=COM.MICROSOFT.CONCAT(LOWER([.D52]); LOWER([.D52]); LOWER([.D52]))" office:value-type="string" office:string-value="ababab" calcext:value-type="string">
            <text:p>ababab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1 L2</text:p>
          </table:table-cell>
          <table:table-cell table:style-name="ce18" office:value-type="float" office:value="428.6" calcext:value-type="float">
            <text:p>428.6</text:p>
          </table:table-cell>
          <table:table-cell table:style-name="ce8" table:formula="of:=DEC2HEX(INT(ABS(255-((([.C53]-MIN([.$C$3:.$C$82]))*255)/(MAX([.$C$3:.$C$82]) - MIN([.$C$3:.$C$82]))))))" office:value-type="string" office:string-value="D2" calcext:value-type="string">
            <text:p>D2</text:p>
          </table:table-cell>
          <table:table-cell table:style-name="ce8" table:formula="of:=COM.MICROSOFT.CONCAT(LOWER([.D53]); LOWER([.D53]); LOWER([.D53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 S1H L2</text:p>
          </table:table-cell>
          <table:table-cell table:style-name="ce18" office:value-type="float" office:value="867.1" calcext:value-type="float">
            <text:p>867.1</text:p>
          </table:table-cell>
          <table:table-cell table:style-name="ce8" table:formula="of:=DEC2HEX(INT(ABS(255-((([.C54]-MIN([.$C$3:.$C$82]))*255)/(MAX([.$C$3:.$C$82]) - MIN([.$C$3:.$C$82]))))))" office:value-type="string" office:string-value="5C" calcext:value-type="string">
            <text:p>5C</text:p>
          </table:table-cell>
          <table:table-cell table:style-name="ce8" table:formula="of:=COM.MICROSOFT.CONCAT(LOWER([.D54]); LOWER([.D54]); LOWER([.D54]))" office:value-type="string" office:string-value="5c5c5c" calcext:value-type="string">
            <text:p>5c5c5c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 S1 L2H</text:p>
          </table:table-cell>
          <table:table-cell table:style-name="ce18" office:value-type="float" office:value="776.3" calcext:value-type="float">
            <text:p>776.3</text:p>
          </table:table-cell>
          <table:table-cell table:style-name="ce8" table:formula="of:=DEC2HEX(INT(ABS(255-((([.C55]-MIN([.$C$3:.$C$82]))*255)/(MAX([.$C$3:.$C$82]) - MIN([.$C$3:.$C$82]))))))" office:value-type="string" office:string-value="74" calcext:value-type="string">
            <text:p>74</text:p>
          </table:table-cell>
          <table:table-cell table:style-name="ce8" table:formula="of:=COM.MICROSOFT.CONCAT(LOWER([.D55]); LOWER([.D55]); LOWER([.D55]))" office:value-type="string" office:string-value="747474" calcext:value-type="string">
            <text:p>747474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1 L2</text:p>
          </table:table-cell>
          <table:table-cell table:style-name="ce18" office:value-type="float" office:value="337.1" calcext:value-type="float">
            <text:p>337.1</text:p>
          </table:table-cell>
          <table:table-cell table:style-name="ce8" table:formula="of:=DEC2HEX(INT(ABS(255-((([.C56]-MIN([.$C$3:.$C$82]))*255)/(MAX([.$C$3:.$C$82]) - MIN([.$C$3:.$C$82]))))))" office:value-type="string" office:string-value="EB" calcext:value-type="string">
            <text:p>EB</text:p>
          </table:table-cell>
          <table:table-cell table:style-name="ce8" table:formula="of:=COM.MICROSOFT.CONCAT(LOWER([.D56]); LOWER([.D56]); LOWER([.D56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1H L2</text:p>
          </table:table-cell>
          <table:table-cell table:style-name="ce18" office:value-type="float" office:value="552.1" calcext:value-type="float">
            <text:p>552.1</text:p>
          </table:table-cell>
          <table:table-cell table:style-name="ce8" table:formula="of:=DEC2HEX(INT(ABS(255-((([.C57]-MIN([.$C$3:.$C$82]))*255)/(MAX([.$C$3:.$C$82]) - MIN([.$C$3:.$C$82]))))))" office:value-type="string" office:string-value="B1" calcext:value-type="string">
            <text:p>B1</text:p>
          </table:table-cell>
          <table:table-cell table:style-name="ce8" table:formula="of:=COM.MICROSOFT.CONCAT(LOWER([.D57]); LOWER([.D57]); LOWER([.D57]))" office:value-type="string" office:string-value="b1b1b1" calcext:value-type="string">
            <text:p>b1b1b1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1 L2H</text:p>
          </table:table-cell>
          <table:table-cell table:style-name="ce18" office:value-type="float" office:value="519.5" calcext:value-type="float">
            <text:p>519.5</text:p>
          </table:table-cell>
          <table:table-cell table:style-name="ce8" table:formula="of:=DEC2HEX(INT(ABS(255-((([.C58]-MIN([.$C$3:.$C$82]))*255)/(MAX([.$C$3:.$C$82]) - MIN([.$C$3:.$C$82]))))))" office:value-type="string" office:string-value="BA" calcext:value-type="string">
            <text:p>BA</text:p>
          </table:table-cell>
          <table:table-cell table:style-name="ce8" table:formula="of:=COM.MICROSOFT.CONCAT(LOWER([.D58]); LOWER([.D58]); LOWER([.D58]))" office:value-type="string" office:string-value="bababa" calcext:value-type="string">
            <text:p>bababa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1H L2</text:p>
          </table:table-cell>
          <table:table-cell table:style-name="ce18" office:value-type="float" office:value="430.8" calcext:value-type="float">
            <text:p>430.8</text:p>
          </table:table-cell>
          <table:table-cell table:style-name="ce8" table:formula="of:=DEC2HEX(INT(ABS(255-((([.C59]-MIN([.$C$3:.$C$82]))*255)/(MAX([.$C$3:.$C$82]) - MIN([.$C$3:.$C$82]))))))" office:value-type="string" office:string-value="D2" calcext:value-type="string">
            <text:p>D2</text:p>
          </table:table-cell>
          <table:table-cell table:style-name="ce8" table:formula="of:=COM.MICROSOFT.CONCAT(LOWER([.D59]); LOWER([.D59]); LOWER([.D59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1 L2H</text:p>
          </table:table-cell>
          <table:table-cell table:style-name="ce18" office:value-type="float" office:value="403.5" calcext:value-type="float">
            <text:p>403.5</text:p>
          </table:table-cell>
          <table:table-cell table:style-name="ce8" table:formula="of:=DEC2HEX(INT(ABS(255-((([.C60]-MIN([.$C$3:.$C$82]))*255)/(MAX([.$C$3:.$C$82]) - MIN([.$C$3:.$C$82]))))))" office:value-type="string" office:string-value="D9" calcext:value-type="string">
            <text:p>D9</text:p>
          </table:table-cell>
          <table:table-cell table:style-name="ce8" table:formula="of:=COM.MICROSOFT.CONCAT(LOWER([.D60]); LOWER([.D60]); LOWER([.D60]))" office:value-type="string" office:string-value="d9d9d9" calcext:value-type="string">
            <text:p>d9d9d9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 S1H L2H</text:p>
          </table:table-cell>
          <table:table-cell table:style-name="ce18" office:value-type="float" office:value="741.7" calcext:value-type="float">
            <text:p>741.7</text:p>
          </table:table-cell>
          <table:table-cell table:style-name="ce8" table:formula="of:=DEC2HEX(INT(ABS(255-((([.C61]-MIN([.$C$3:.$C$82]))*255)/(MAX([.$C$3:.$C$82]) - MIN([.$C$3:.$C$82]))))))" office:value-type="string" office:string-value="7E" calcext:value-type="string">
            <text:p>7E</text:p>
          </table:table-cell>
          <table:table-cell table:style-name="ce8" table:formula="of:=COM.MICROSOFT.CONCAT(LOWER([.D61]); LOWER([.D61]); LOWER([.D61]))" office:value-type="string" office:string-value="7e7e7e" calcext:value-type="string">
            <text:p>7e7e7e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1H L2</text:p>
          </table:table-cell>
          <table:table-cell table:style-name="ce18" office:value-type="float" office:value="337.9" calcext:value-type="float">
            <text:p>337.9</text:p>
          </table:table-cell>
          <table:table-cell table:style-name="ce8" table:formula="of:=DEC2HEX(INT(ABS(255-((([.C62]-MIN([.$C$3:.$C$82]))*255)/(MAX([.$C$3:.$C$82]) - MIN([.$C$3:.$C$82]))))))" office:value-type="string" office:string-value="EB" calcext:value-type="string">
            <text:p>EB</text:p>
          </table:table-cell>
          <table:table-cell table:style-name="ce8" table:formula="of:=COM.MICROSOFT.CONCAT(LOWER([.D62]); LOWER([.D62]); LOWER([.D62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 S1H L2H</text:p>
          </table:table-cell>
          <table:table-cell table:style-name="ce18" office:value-type="float" office:value="510.6" calcext:value-type="float">
            <text:p>510.6</text:p>
          </table:table-cell>
          <table:table-cell table:style-name="ce8" table:formula="of:=DEC2HEX(INT(ABS(255-((([.C63]-MIN([.$C$3:.$C$82]))*255)/(MAX([.$C$3:.$C$82]) - MIN([.$C$3:.$C$82]))))))" office:value-type="string" office:string-value="BC" calcext:value-type="string">
            <text:p>BC</text:p>
          </table:table-cell>
          <table:table-cell table:style-name="ce8" table:formula="of:=COM.MICROSOFT.CONCAT(LOWER([.D63]); LOWER([.D63]); LOWER([.D63]))" office:value-type="string" office:string-value="bcbcbc" calcext:value-type="string">
            <text:p>bcbcbc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1 L2H</text:p>
          </table:table-cell>
          <table:table-cell table:style-name="ce18" office:value-type="float" office:value="323.3" calcext:value-type="float">
            <text:p>323.3</text:p>
          </table:table-cell>
          <table:table-cell table:style-name="ce8" table:formula="of:=DEC2HEX(INT(ABS(255-((([.C64]-MIN([.$C$3:.$C$82]))*255)/(MAX([.$C$3:.$C$82]) - MIN([.$C$3:.$C$82]))))))" office:value-type="string" office:string-value="EF" calcext:value-type="string">
            <text:p>EF</text:p>
          </table:table-cell>
          <table:table-cell table:style-name="ce8" table:formula="of:=COM.MICROSOFT.CONCAT(LOWER([.D64]); LOWER([.D64]); LOWER([.D64]))" office:value-type="string" office:string-value="efefef" calcext:value-type="string">
            <text:p>efefef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 N1H S1H L2H</text:p>
          </table:table-cell>
          <table:table-cell table:style-name="ce18" office:value-type="float" office:value="390.4" calcext:value-type="float">
            <text:p>390.4</text:p>
          </table:table-cell>
          <table:table-cell table:style-name="ce8" table:formula="of:=DEC2HEX(INT(ABS(255-((([.C65]-MIN([.$C$3:.$C$82]))*255)/(MAX([.$C$3:.$C$82]) - MIN([.$C$3:.$C$82]))))))" office:value-type="string" office:string-value="DD" calcext:value-type="string">
            <text:p>DD</text:p>
          </table:table-cell>
          <table:table-cell table:style-name="ce8" table:formula="of:=COM.MICROSOFT.CONCAT(LOWER([.D65]); LOWER([.D65]); LOWER([.D65]))" office:value-type="string" office:string-value="dddddd" calcext:value-type="string">
            <text:p>dddddd</text:p>
          </table:table-cell>
          <table:table-cell table:number-columns-repeated="11"/>
        </table:table-row>
        <table:table-row table:style-name="ro3">
          <table:covered-table-cell/>
          <table:table-cell table:style-name="ce8" office:value-type="string" calcext:value-type="string">
            <text:p>R1H N1H S1H L2H</text:p>
          </table:table-cell>
          <table:table-cell table:style-name="ce18" office:value-type="float" office:value="315.8" calcext:value-type="float">
            <text:p>315.8</text:p>
          </table:table-cell>
          <table:table-cell table:style-name="ce8" table:formula="of:=DEC2HEX(INT(ABS(255-((([.C66]-MIN([.$C$3:.$C$82]))*255)/(MAX([.$C$3:.$C$82]) - MIN([.$C$3:.$C$82]))))))" office:value-type="string" office:string-value="F1" calcext:value-type="string">
            <text:p>F1</text:p>
          </table:table-cell>
          <table:table-cell table:style-name="ce8" table:formula="of:=COM.MICROSOFT.CONCAT(LOWER([.D66]); LOWER([.D66]); LOWER([.D66]))" office:value-type="string" office:string-value="f1f1f1" calcext:value-type="string">
            <text:p>f1f1f1</text:p>
          </table:table-cell>
          <table:table-cell table:number-columns-repeated="11"/>
        </table:table-row>
        <table:table-row table:style-name="ro3">
          <table:table-cell table:style-name="ce2" office:value-type="string" calcext:value-type="string" table:number-columns-spanned="1" table:number-rows-spanned="16">
            <text:p>Redis + Newlib</text:p>
            <text:p>in a</text:p>
            <text:p>compartment,</text:p>
            <text:p>Uksched in</text:p>
            <text:p>another,</text:p>
            <text:p>and LWIP in</text:p>
            <text:p>Another</text:p>
          </table:table-cell>
          <table:table-cell office:value-type="string" calcext:value-type="string">
            <text:p>R1 N1 S2 L3</text:p>
          </table:table-cell>
          <table:table-cell office:value-type="float" office:value="681.2" calcext:value-type="float">
            <text:p>681.2</text:p>
          </table:table-cell>
          <table:table-cell table:formula="of:=DEC2HEX(INT(ABS(255-((([.C67]-MIN([.$C$3:.$C$82]))*255)/(MAX([.$C$3:.$C$82]) - MIN([.$C$3:.$C$82]))))))" office:value-type="string" office:string-value="8E" calcext:value-type="string">
            <text:p>8E</text:p>
          </table:table-cell>
          <table:table-cell table:formula="of:=COM.MICROSOFT.CONCAT(LOWER([.D67]); LOWER([.D67]); LOWER([.D67]))" office:value-type="string" office:string-value="8e8e8e" calcext:value-type="string">
            <text:p>8e8e8e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 S2 L3</text:p>
          </table:table-cell>
          <table:table-cell office:value-type="float" office:value="426.9" calcext:value-type="float">
            <text:p>426.9</text:p>
          </table:table-cell>
          <table:table-cell table:formula="of:=DEC2HEX(INT(ABS(255-((([.C68]-MIN([.$C$3:.$C$82]))*255)/(MAX([.$C$3:.$C$82]) - MIN([.$C$3:.$C$82]))))))" office:value-type="string" office:string-value="D3" calcext:value-type="string">
            <text:p>D3</text:p>
          </table:table-cell>
          <table:table-cell table:formula="of:=COM.MICROSOFT.CONCAT(LOWER([.D68]); LOWER([.D68]); LOWER([.D68]))" office:value-type="string" office:string-value="d3d3d3" calcext:value-type="string">
            <text:p>d3d3d3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H S2 L3</text:p>
          </table:table-cell>
          <table:table-cell office:value-type="float" office:value="351.4" calcext:value-type="float">
            <text:p>351.4</text:p>
          </table:table-cell>
          <table:table-cell table:formula="of:=DEC2HEX(INT(ABS(255-((([.C69]-MIN([.$C$3:.$C$82]))*255)/(MAX([.$C$3:.$C$82]) - MIN([.$C$3:.$C$82]))))))" office:value-type="string" office:string-value="E7" calcext:value-type="string">
            <text:p>E7</text:p>
          </table:table-cell>
          <table:table-cell table:formula="of:=COM.MICROSOFT.CONCAT(LOWER([.D69]); LOWER([.D69]); LOWER([.D69]))" office:value-type="string" office:string-value="e7e7e7" calcext:value-type="string">
            <text:p>e7e7e7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 S2H L3</text:p>
          </table:table-cell>
          <table:table-cell office:value-type="float" office:value="571.5" calcext:value-type="float">
            <text:p>571.5</text:p>
          </table:table-cell>
          <table:table-cell table:formula="of:=DEC2HEX(INT(ABS(255-((([.C70]-MIN([.$C$3:.$C$82]))*255)/(MAX([.$C$3:.$C$82]) - MIN([.$C$3:.$C$82]))))))" office:value-type="string" office:string-value="AC" calcext:value-type="string">
            <text:p>AC</text:p>
          </table:table-cell>
          <table:table-cell table:formula="of:=COM.MICROSOFT.CONCAT(LOWER([.D70]); LOWER([.D70]); LOWER([.D70]))" office:value-type="string" office:string-value="acacac" calcext:value-type="string">
            <text:p>acacac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 S2 L3H</text:p>
          </table:table-cell>
          <table:table-cell office:value-type="float" office:value="552.6" calcext:value-type="float">
            <text:p>552.6</text:p>
          </table:table-cell>
          <table:table-cell table:formula="of:=DEC2HEX(INT(ABS(255-((([.C71]-MIN([.$C$3:.$C$82]))*255)/(MAX([.$C$3:.$C$82]) - MIN([.$C$3:.$C$82]))))))" office:value-type="string" office:string-value="B1" calcext:value-type="string">
            <text:p>B1</text:p>
          </table:table-cell>
          <table:table-cell table:formula="of:=COM.MICROSOFT.CONCAT(LOWER([.D71]); LOWER([.D71]); LOWER([.D71]))" office:value-type="string" office:string-value="b1b1b1" calcext:value-type="string">
            <text:p>b1b1b1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H S2 L3</text:p>
          </table:table-cell>
          <table:table-cell office:value-type="float" office:value="283.2" calcext:value-type="float">
            <text:p>283.2</text:p>
          </table:table-cell>
          <table:table-cell table:formula="of:=DEC2HEX(INT(ABS(255-((([.C72]-MIN([.$C$3:.$C$82]))*255)/(MAX([.$C$3:.$C$82]) - MIN([.$C$3:.$C$82]))))))" office:value-type="string" office:string-value="F9" calcext:value-type="string">
            <text:p>F9</text:p>
          </table:table-cell>
          <table:table-cell table:formula="of:=COM.MICROSOFT.CONCAT(LOWER([.D72]); LOWER([.D72]); LOWER([.D72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 S2H L3</text:p>
          </table:table-cell>
          <table:table-cell office:value-type="float" office:value="422.7" calcext:value-type="float">
            <text:p>422.7</text:p>
          </table:table-cell>
          <table:table-cell table:formula="of:=DEC2HEX(INT(ABS(255-((([.C73]-MIN([.$C$3:.$C$82]))*255)/(MAX([.$C$3:.$C$82]) - MIN([.$C$3:.$C$82]))))))" office:value-type="string" office:string-value="D4" calcext:value-type="string">
            <text:p>D4</text:p>
          </table:table-cell>
          <table:table-cell table:formula="of:=COM.MICROSOFT.CONCAT(LOWER([.D73]); LOWER([.D73]); LOWER([.D73]))" office:value-type="string" office:string-value="d4d4d4" calcext:value-type="string">
            <text:p>d4d4d4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 S2 L3H</text:p>
          </table:table-cell>
          <table:table-cell office:value-type="float" office:value="406.6" calcext:value-type="float">
            <text:p>406.6</text:p>
          </table:table-cell>
          <table:table-cell table:formula="of:=DEC2HEX(INT(ABS(255-((([.C74]-MIN([.$C$3:.$C$82]))*255)/(MAX([.$C$3:.$C$82]) - MIN([.$C$3:.$C$82]))))))" office:value-type="string" office:string-value="D8" calcext:value-type="string">
            <text:p>D8</text:p>
          </table:table-cell>
          <table:table-cell table:formula="of:=COM.MICROSOFT.CONCAT(LOWER([.D74]); LOWER([.D74]); LOWER([.D74]))" office:value-type="string" office:string-value="d8d8d8" calcext:value-type="string">
            <text:p>d8d8d8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H S2H L3</text:p>
          </table:table-cell>
          <table:table-cell office:value-type="float" office:value="333.2" calcext:value-type="float">
            <text:p>333.2</text:p>
          </table:table-cell>
          <table:table-cell table:formula="of:=DEC2HEX(INT(ABS(255-((([.C75]-MIN([.$C$3:.$C$82]))*255)/(MAX([.$C$3:.$C$82]) - MIN([.$C$3:.$C$82]))))))" office:value-type="string" office:string-value="EC" calcext:value-type="string">
            <text:p>EC</text:p>
          </table:table-cell>
          <table:table-cell table:formula="of:=COM.MICROSOFT.CONCAT(LOWER([.D75]); LOWER([.D75]); LOWER([.D75]))" office:value-type="string" office:string-value="ececec" calcext:value-type="string">
            <text:p>ececec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H S2 L3H</text:p>
          </table:table-cell>
          <table:table-cell office:value-type="float" office:value="333.1" calcext:value-type="float">
            <text:p>333.1</text:p>
          </table:table-cell>
          <table:table-cell table:formula="of:=DEC2HEX(INT(ABS(255-((([.C76]-MIN([.$C$3:.$C$82]))*255)/(MAX([.$C$3:.$C$82]) - MIN([.$C$3:.$C$82]))))))" office:value-type="string" office:string-value="EC" calcext:value-type="string">
            <text:p>EC</text:p>
          </table:table-cell>
          <table:table-cell table:formula="of:=COM.MICROSOFT.CONCAT(LOWER([.D76]); LOWER([.D76]); LOWER([.D76]))" office:value-type="string" office:string-value="ececec" calcext:value-type="string">
            <text:p>ececec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 S2H L3H</text:p>
          </table:table-cell>
          <table:table-cell office:value-type="float" office:value="520.2" calcext:value-type="float">
            <text:p>520.2</text:p>
          </table:table-cell>
          <table:table-cell table:formula="of:=DEC2HEX(INT(ABS(255-((([.C77]-MIN([.$C$3:.$C$82]))*255)/(MAX([.$C$3:.$C$82]) - MIN([.$C$3:.$C$82]))))))" office:value-type="string" office:string-value="BA" calcext:value-type="string">
            <text:p>BA</text:p>
          </table:table-cell>
          <table:table-cell table:formula="of:=COM.MICROSOFT.CONCAT(LOWER([.D77]); LOWER([.D77]); LOWER([.D77]))" office:value-type="string" office:string-value="bababa" calcext:value-type="string">
            <text:p>bababa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H S2H L3</text:p>
          </table:table-cell>
          <table:table-cell office:value-type="float" office:value="274.6" calcext:value-type="float">
            <text:p>274.6</text:p>
          </table:table-cell>
          <table:table-cell table:formula="of:=DEC2HEX(INT(ABS(255-((([.C78]-MIN([.$C$3:.$C$82]))*255)/(MAX([.$C$3:.$C$82]) - MIN([.$C$3:.$C$82]))))))" office:value-type="string" office:string-value="FC" calcext:value-type="string">
            <text:p>FC</text:p>
          </table:table-cell>
          <table:table-cell table:formula="of:=COM.MICROSOFT.CONCAT(LOWER([.D78]); LOWER([.D78]); LOWER([.D78]))" office:value-type="string" office:string-value="fcfcfc" calcext:value-type="string">
            <text:p>fcfcfc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 S2H L3H</text:p>
          </table:table-cell>
          <table:table-cell office:value-type="float" office:value="397.9" calcext:value-type="float">
            <text:p>397.9</text:p>
          </table:table-cell>
          <table:table-cell table:formula="of:=DEC2HEX(INT(ABS(255-((([.C79]-MIN([.$C$3:.$C$82]))*255)/(MAX([.$C$3:.$C$82]) - MIN([.$C$3:.$C$82]))))))" office:value-type="string" office:string-value="DB" calcext:value-type="string">
            <text:p>DB</text:p>
          </table:table-cell>
          <table:table-cell table:formula="of:=COM.MICROSOFT.CONCAT(LOWER([.D79]); LOWER([.D79]); LOWER([.D79]))" office:value-type="string" office:string-value="dbdbdb" calcext:value-type="string">
            <text:p>dbdbdb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H S2 L3H</text:p>
          </table:table-cell>
          <table:table-cell office:value-type="float" office:value="277.1" calcext:value-type="float">
            <text:p>277.1</text:p>
          </table:table-cell>
          <table:table-cell table:formula="of:=DEC2HEX(INT(ABS(255-((([.C80]-MIN([.$C$3:.$C$82]))*255)/(MAX([.$C$3:.$C$82]) - MIN([.$C$3:.$C$82]))))))" office:value-type="string" office:string-value="FB" calcext:value-type="string">
            <text:p>FB</text:p>
          </table:table-cell>
          <table:table-cell table:formula="of:=COM.MICROSOFT.CONCAT(LOWER([.D80]); LOWER([.D80]); LOWER([.D80]))" office:value-type="string" office:string-value="fbfbfb" calcext:value-type="string">
            <text:p>fbfbfb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 N1H S2H L3H</text:p>
          </table:table-cell>
          <table:table-cell office:value-type="float" office:value="311.7" calcext:value-type="float">
            <text:p>311.7</text:p>
          </table:table-cell>
          <table:table-cell table:formula="of:=DEC2HEX(INT(ABS(255-((([.C81]-MIN([.$C$3:.$C$82]))*255)/(MAX([.$C$3:.$C$82]) - MIN([.$C$3:.$C$82]))))))" office:value-type="string" office:string-value="F2" calcext:value-type="string">
            <text:p>F2</text:p>
          </table:table-cell>
          <table:table-cell table:formula="of:=COM.MICROSOFT.CONCAT(LOWER([.D81]); LOWER([.D81]); LOWER([.D81]))" office:value-type="string" office:string-value="f2f2f2" calcext:value-type="string">
            <text:p>f2f2f2</text:p>
          </table:table-cell>
          <table:table-cell table:number-columns-repeated="11"/>
        </table:table-row>
        <table:table-row table:style-name="ro3">
          <table:covered-table-cell/>
          <table:table-cell office:value-type="string" calcext:value-type="string">
            <text:p>R1H N1H S2H L3H</text:p>
          </table:table-cell>
          <table:table-cell office:value-type="float" office:value="264.8" calcext:value-type="float">
            <text:p>264.8</text:p>
          </table:table-cell>
          <table:table-cell table:formula="of:=DEC2HEX(INT(ABS(255-((([.C82]-MIN([.$C$3:.$C$82]))*255)/(MAX([.$C$3:.$C$82]) - MIN([.$C$3:.$C$82]))))))" office:value-type="string" office:string-value="FE" calcext:value-type="string">
            <text:p>FE</text:p>
          </table:table-cell>
          <table:table-cell table:formula="of:=COM.MICROSOFT.CONCAT(LOWER([.D82]); LOWER([.D82]); LOWER([.D82]))" office:value-type="string" office:string-value="fefefe" calcext:value-type="string">
            <text:p>fefefe</text:p>
          </table:table-cell>
          <table:table-cell table:number-columns-repeated="11"/>
        </table:table-row>
        <table:table-row table:style-name="ro3" table:number-rows-repeated="9"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Default" table:number-columns-repeated="5"/>
          <table:table-cell table:number-columns-repeated="10"/>
          <table:table-cell office:value-type="string" calcext:value-type="string">
            <text:p>*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9:26:54.71796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4:09:28.721001817</meta:creation-date>
    <dc:date>2021-11-24T19:35:16.934304821</dc:date>
    <meta:editing-duration>PT1H54M29S</meta:editing-duration>
    <meta:editing-cycles>41</meta:editing-cycles>
    <meta:generator>LibreOffice/7.0.4.2$Linux_X86_64 LibreOffice_project/00$Build-2</meta:generator>
    <meta:document-statistic meta:table-count="1" meta:cell-count="331" meta:object-count="0"/>
  </office:meta>
</office:document-meta>
</file>